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</text:list-item>
                  <text:list-item>
                    <text:p>group_vars</text:p>
                  </text:list-item>
                  <text:list-item>
                    <text:p>host_v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1H57M10S</meta:editing-duration>
    <meta:editing-cycles>6</meta:editing-cycles>
    <meta:generator>LibreOffice/7.1.8.1$Linux_X86_64 LibreOffice_project/10$Build-1</meta:generator>
    <dc:title>Blue Curve</dc:title>
    <dc:date>2022-05-24T15:43:24.318166557</dc:date>
    <meta:document-statistic meta:object-count="66"/>
  </office:meta>
</office:document-meta>
</file>